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11.74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127.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takeover</text:p>
          </table:table-cell>
          <table:table-cell table:style-name="ce9"/>
          <table:table-cell office:value-type="string" calcext:value-type="string">
            <text:p>овладение, when one company takes control of another by buying more than half its shares</text:p>
            <text:p>He prevented a hostile takeover of the compan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kout</text:p>
          </table:table-cell>
          <table:table-cell office:value-type="string" calcext:value-type="string">
            <text:p>ˈwɜːkaʊt</text:p>
          </table:table-cell>
          <table:table-cell office:value-type="string" calcext:value-type="string">
            <text:p>тренировка</text:p>
            <text:p>a daily workout in the gy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lkout</text:p>
          </table:table-cell>
          <table:table-cell office:value-type="string" calcext:value-type="string">
            <text:p>ˈwɔːk-aʊt</text:p>
          </table:table-cell>
          <table:table-cell office:value-type="string" calcext:value-type="string">
            <text:p>забастовка</text:p>
            <text:p>Members of the Irish delegation staged a walk-ou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rackdown</text:p>
          </table:table-cell>
          <table:table-cell office:value-type="string" calcext:value-type="string">
            <text:p>ˈkrækdaʊn</text:p>
          </table:table-cell>
          <table:table-cell office:value-type="string" calcext:value-type="string">
            <text:p>сокращение, подавление</text:p>
            <text:p>a military crackdown on pro-democracy demonstrations</text:p>
            <text:p>There is going to be a crackdown on public spending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eakout</text:p>
          </table:table-cell>
          <table:table-cell/>
          <table:table-cell office:value-type="string" calcext:value-type="string">
            <text:p>побег из тюрьмы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hake-up</text:p>
          </table:table-cell>
          <table:table-cell/>
          <table:table-cell office:value-type="string" calcext:value-type="string">
            <text:p>чистка кадров</text:p>
            <text:p><text:span text:style-name="T1">Process by which an organization makes a lot of big changes in a short time to improve its effectiveness</text:span></text:p>
            <text:p><text:span text:style-name="T2">a big shakeup of the education system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eakup</text:p>
          </table:table-cell>
          <table:table-cell/>
          <table:table-cell office:value-type="string" calcext:value-type="string">
            <text:p>распад, разрыв</text:p>
            <text:p>the breakup of her marriage</text:p>
            <text:p>the breakup of the Soviet Un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точка торговли</text:p>
            <text:p>Benetton has retail outlets in every major European city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eck-out</text:p>
          </table:table-cell>
          <table:table-cell/>
          <table:table-cell office:value-type="string" calcext:value-type="string">
            <text:p>касс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utback</text:p>
          </table:table-cell>
          <table:table-cell office:value-type="string" calcext:value-type="string">
            <text:p>ˈkʌtbæk</text:p>
          </table:table-cell>
          <table:table-cell office:value-type="string" calcext:value-type="string">
            <text:p>Сокращение (бюджета, персонала)</text:p>
            <text:p>The shortage of teachers was blamed on government cutback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Товарооборот, текучка кадров</text:p>
            <text:p>The illicit drugs industry has an annual turnover of some £200bn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bailout</text:p>
          </table:table-cell>
          <table:table-cell/>
          <table:table-cell office:value-type="string" calcext:value-type="string">
            <text:p>Финансовая помощь</text:p>
            <text:p>One reason for this reaction is that the market expects a bail-ou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 продукция</text:p>
            <text:p> the amount of goods or work produced by a person,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urnover</text:p>
          </table:table-cell>
          <table:table-cell/>
          <table:table-cell office:value-type="string" calcext:value-type="string">
            <text:p>текучка кадров</text:p>
            <text:p>Low pay accounts for the high turnover.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dropout</text:p>
          </table:table-cell>
          <table:table-cell/>
          <table:table-cell office:value-type="string" calcext:value-type="string">
            <text:p>Отшельник  someone who refuses to take part in ordinary society because they do not agree with its social practices, moral standards etc</text:p>
            <text:p>Just after leaving school he went through a stage of being a dropou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</text:p>
          </table:table-cell>
          <table:table-cell office:value-type="string" calcext:value-type="string">
            <text:p>ˈfɔːlaʊt</text:p>
          </table:table-cell>
          <table:table-cell office:value-type="string" calcext:value-type="string">
            <text:p>Радиоктивные осадки</text:p>
            <text:p>protection against radioactive fallou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intout</text:p>
          </table:table-cell>
          <table:table-cell office:value-type="string" calcext:value-type="string">
            <text:p>ˈprɪntˌaʊt</text:p>
          </table:table-cell>
          <table:table-cell office:value-type="string" calcext:value-type="string">
            <text:p>распечатка</text:p>
            <text:p>The walls are plastered with maps of bird habitats and computer printouts of bird song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eakdown</text:p>
          </table:table-cell>
          <table:table-cell/>
          <table:table-cell office:value-type="string" calcext:value-type="string">
            <text:p>failure of relationship or system</text:p>
            <text:p>He moved away after the breakdown of his marriage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utlook</text:p>
          </table:table-cell>
          <table:table-cell/>
          <table:table-cell office:value-type="string" calcext:value-type="string">
            <text:p>1) мировозрение</text:p>
            <text:p>Exercise will improve your looks and your outlook.</text:p>
            <text:p>2) вид на будующее</text:p>
            <text:p> The outlook for sufferers from this disease is bleak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t/from the outset</text:p>
          </table:table-cell>
          <table:table-cell/>
          <table:table-cell office:value-type="string" calcext:value-type="string">
            <text:p>Сначала</text:p>
            <text:p>It’s better to get something in writing right at the outset.</text:p>
            <text:p>It was clear from the outset that there were going to be problems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set-up</text:p>
          </table:table-cell>
          <table:table-cell/>
          <table:table-cell office:value-type="string" calcext:value-type="string">
            <text:p>Организация, the way that something is organized or arranged</text:p>
            <text:p>the traditional classroom set-u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y-by</text:p>
          </table:table-cell>
          <table:table-cell/>
          <table:table-cell office:value-type="string" calcext:value-type="string">
            <text:p>остановка(транспорта)</text:p>
            <text:p>We parked in a lay-by on the bypa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ypass</text:p>
          </table:table-cell>
          <table:table-cell office:value-type="string" calcext:value-type="string">
            <text:p>baɪpɑːs</text:p>
          </table:table-cell>
          <table:table-cell office:value-type="string" calcext:value-type="string">
            <text:p>обходной путь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utbreak</text:p>
          </table:table-cell>
          <table:table-cell/>
          <table:table-cell office:value-type="string" calcext:value-type="string">
            <text:p>начало чего-то плохог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rawback</text:p>
          </table:table-cell>
          <table:table-cell/>
          <table:table-cell office:value-type="string" calcext:value-type="string">
            <text:p>недостаток</text:p>
            <text:p>It’s a great city – the only drawback is the weather.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1:11:11.292351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1H6M59S</meta:editing-duration>
    <meta:editing-cycles>9</meta:editing-cycles>
    <meta:generator>LibreOffice/6.0.7.3$Linux_X86_64 LibreOffice_project/00m0$Build-3</meta:generator>
    <dc:date>2021-09-24T21:13:54.624845224</dc:date>
    <meta:document-statistic meta:table-count="1" meta:cell-count="57" meta:object-count="0"/>
    <meta:template xlink:type="simple" xlink:actuate="onRequest" xlink:title="vocabularyUnit" xlink:href="../../../../Templates/vocabularyUnit.ots" meta:date="2021-07-23T23:09:37.744245147"/>
  </office:meta>
</office:document-meta>
</file>